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1" svg:font-family="Mang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fo:color="#000000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weight="normal" officeooo:paragraph-rsid="0000b007" style:font-weight-asian="normal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italic" fo:font-weight="normal" officeooo:paragraph-rsid="0000b007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italic" fo:font-weight="normal" officeooo:paragraph-rsid="0000b007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fo:color="#666666" style:font-name="Arial" fo:font-size="13pt" fo:language="en" fo:country="US" fo:font-style="normal" fo:font-weight="normal" officeooo:paragraph-rsid="0000b007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Arial" fo:font-size="10pt" fo:language="en" fo:country="GB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style:font-name="Arial" fo:font-size="24pt" style:font-size-asian="24pt" style:font-name-complex="Arial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61fc" style:font-weight-asian="bold" style:font-weight-complex="bold"/>
    </style:style>
    <style:style style:name="T3" style:family="text">
      <style:text-properties fo:font-weight="bold" officeooo:rsid="00086676" style:font-weight-asian="bold" style:font-weight-complex="bold"/>
    </style:style>
    <style:style style:name="T4" style:family="text">
      <style:text-properties fo:font-weight="bold" officeooo:rsid="000a2c0d" style:font-weight-asian="bold" style:font-weight-complex="bold"/>
    </style:style>
    <style:style style:name="T5" style:family="text">
      <style:text-properties fo:font-weight="bold" officeooo:rsid="000c6615" style:font-weight-asian="bold" style:font-weight-complex="bold"/>
    </style:style>
    <style:style style:name="T6" style:family="text">
      <style:text-properties fo:font-weight="bold" officeooo:rsid="000e3d74" style:font-weight-asian="bold" style:font-weight-complex="bold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size="10pt" officeooo:rsid="000561fc" style:font-size-asian="10pt" style:font-size-complex="10pt"/>
    </style:style>
    <style:style style:name="T9" style:family="text">
      <style:text-properties fo:color="#000000" fo:font-size="10pt" fo:font-weight="bold" officeooo:rsid="000561fc" style:font-size-asian="10pt" style:font-weight-asian="bold" style:font-size-complex="10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86676" style:font-style-asian="italic" style:font-style-complex="italic"/>
    </style:style>
    <style:style style:name="T12" style:family="text">
      <style:text-properties fo:font-style="italic" officeooo:rsid="000b08db" style:font-style-asian="italic" style:font-style-complex="italic"/>
    </style:style>
    <style:style style:name="T13" style:family="text">
      <style:text-properties fo:font-style="italic" officeooo:rsid="000be879" style:font-style-asian="italic" style:font-style-complex="italic"/>
    </style:style>
    <style:style style:name="T14" style:family="text">
      <style:text-properties fo:color="#6666ff"/>
    </style:style>
    <style:style style:name="T15" style:family="text">
      <style:text-properties officeooo:rsid="0004d584"/>
    </style:style>
    <style:style style:name="T16" style:family="text">
      <style:text-properties officeooo:rsid="000561fc"/>
    </style:style>
    <style:style style:name="T17" style:family="text">
      <style:text-properties officeooo:rsid="00059cf0"/>
    </style:style>
    <style:style style:name="T18" style:family="text">
      <style:text-properties officeooo:rsid="000641bf"/>
    </style:style>
    <style:style style:name="T19" style:family="text">
      <style:text-properties officeooo:rsid="00086676"/>
    </style:style>
    <style:style style:name="T20" style:family="text">
      <style:text-properties officeooo:rsid="000a2c0d"/>
    </style:style>
    <style:style style:name="T21" style:family="text">
      <style:text-properties officeooo:rsid="000b08db"/>
    </style:style>
    <style:style style:name="T22" style:family="text">
      <style:text-properties officeooo:rsid="000c6615"/>
    </style:style>
    <style:style style:name="T23" style:family="text">
      <style:text-properties officeooo:rsid="000e3d74"/>
    </style:style>
    <style:style style:name="T24" style:family="text">
      <style:text-properties officeooo:rsid="000e6b5e"/>
    </style:style>
    <style:style style:name="T2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27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28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29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T30" style:family="tex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Arial" fo:font-size="24pt" style:font-size-asian="24pt" style:font-name-complex="Arial" style:font-size-complex="24pt"/>
    </style:style>
    <style:style style:name="T32" style:family="text">
      <style:text-properties style:font-name="Arial" fo:font-size="12pt" style:font-name-complex="Arial"/>
    </style:style>
    <style:style style:name="T33" style:family="text">
      <style:text-properties fo:color="#666666" style:font-name="Arial" fo:font-size="13pt" style:font-size-asian="13pt" style:font-name-complex="Arial" style:font-size-complex="13pt"/>
    </style:style>
    <style:style style:name="T34" style:family="text">
      <style:text-properties fo:color="#666666" style:font-name="Arial" fo:font-size="13pt" style:font-name-complex="Arial" style:font-size-complex="13pt"/>
    </style:style>
    <style:style style:name="T35" style:family="text">
      <style:text-properties fo:color="#666666" style:font-name="Arial" fo:font-size="13pt" fo:language="en" fo:country="US" style:font-size-asian="13pt" style:font-name-complex="Arial" style:font-size-complex="13pt"/>
    </style:style>
    <style:style style:name="gr1" style:family="graphic">
      <style:graphic-properties draw:stroke="none" svg:stroke-color="#000000" draw:fill="none" draw:fill-color="#ffffff" fo:min-height="2.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6" draw:name="Forme1" draw:style-name="gr3" draw:text-style-name="P18" svg:width="10.057cm" svg:height="4.564cm" svg:x="7.486cm" svg:y="-0.074cm"><draw:text-box><text:p text:style-name="P17"><text:span text:style-name="T31">Romain PEREIRA</text:span></text:p><text:p text:style-name="P17"><text:span text:style-name="T32"/></text:p><text:p text:style-name="P17"><text:span text:style-name="T33">Engineer student at ENSIIE (France),</text:span></text:p><text:p text:style-name="P17"><text:span text:style-name="T33">looking for a two-month internship</text:span></text:p><text:p text:style-name="P17"><text:span text:style-name="T33">this summer in IT</text:span></text:p><text:p text:style-name="P17"><text:span text:style-name="T34"/></text:p><text:p text:style-name="P17"><text:span text:style-name="T35">Sociable, motivated and rigorous.</text:span></text:p></draw:text-box></draw:frame></text:p>
      <text:p text:style-name="P9"><draw:frame text:anchor-type="paragraph" draw:z-index="0" draw:style-name="gr1" draw:text-style-name="P15" svg:width="5.651cm" svg:height="2.511cm" svg:x="0.452cm" svg:y="0.208cm"><draw:text-box><text:p text:style-name="P14"><text:span text:style-name="T25">31 cours Mgr. Roméro</text:span></text:p><text:p text:style-name="P14"><text:span text:style-name="T25">91000 Evry, France</text:span></text:p><text:p text:style-name="P14"><text:span text:style-name="T26"></text:span><text:span text:style-name="T27"> <text:s/></text:span><text:span text:style-name="T25">06 13 64 77 15</text:span></text:p><text:p text:style-name="P14"><text:span text:style-name="T28"></text:span><text:span text:style-name="T29"> </text:span><text:span text:style-name="T25"><text:a xlink:href="mailto:romain.pereira@ensiie.fr" xlink:type="simple">romain.pereira@ensiie.fr</text:a></text:span></text:p><text:p text:style-name="P14"><text:span text:style-name="T25"><text:s/></text:span><text:span text:style-name="T30">I</text:span><text:span text:style-name="T25"> <text:s text:c="2"/></text:span><text:span text:style-name="T25"><text:a xlink:href="http://pereira.iiens.net/" xlink:type="simple">http://pereira.iiens.net/</text:a></text:span></text:p><text:p text:style-name="P14"><text:span text:style-name="T25">Born 1996/01/27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draw:line text:anchor-type="paragraph" draw:z-index="1" draw:style-name="gr2" draw:text-style-name="P16" svg:x1="0.09cm" svg:y1="0.213cm" svg:x2="1.99cm" svg:y2="0.213cm"><text:p/></draw:line><text:tab/><text:tab/><text:span text:style-name="T15">EDUCATION</text:span></text:p>
      <text:p text:style-name="P1">2017 – 2020<text:tab/><text:span text:style-name="T6">IT Engineering degree</text:span><text:span text:style-name="T1"> – </text:span><text:span text:style-name="T6">Currently in year 1</text:span><text:span text:style-name="T1"> </text:span><text:span text:style-name="T6">at </text:span><text:span text:style-name="T1">ENSIIE</text:span></text:p>
      <text:p text:style-name="P1"><text:tab/><text:tab/>École<text:span text:style-name="T10"> nationale supérieur d'Informatique pour l'Industrie et l'Entreprise,</text:span></text:p>
      <text:p text:style-name="P1"><text:span text:style-name="T10"><text:tab/><text:tab/>concours Mines-Télécom</text:span>.</text:p>
      <text:p text:style-name="P7"><text:tab/><text:tab/><text:span text:style-name="T24">Teachings in </text:span><text:s/>Informati<text:span text:style-name="T24">c</text:span>, Math<text:span text:style-name="T24">ematics</text:span>, Finance et <text:span text:style-name="T24">Human formation.</text:span></text:p>
      <text:p text:style-name="P7">2017 – 2018<text:tab/><text:span text:style-name="T5">Bachelor of Mathematics (double diploma)</text:span></text:p>
      <text:p text:style-name="P8"><text:tab/><text:tab/>Universit<text:span text:style-name="T22">y</text:span> <text:span text:style-name="T22">of </text:span>Évry Val d'Essonne, Évry</text:p>
      <text:p text:style-name="P1">2015 – 2017<text:tab/><text:span text:style-name="T1">Classes Préparatoire aux Grandes Écoles (CPGE MPSI-MP)</text:span></text:p>
      <text:p text:style-name="P1"><text:span text:style-name="T1"><text:tab/><text:tab/></text:span><text:span text:style-name="T13">2 years of intensive in mathematics and physics mainly.</text:span></text:p>
      <text:p text:style-name="P7"><text:span text:style-name="T1"><text:tab/><text:tab/></text:span><text:span text:style-name="T10">Lycée François 1er, Fontainebleau</text:span></text:p>
      <text:p text:style-name="P7">2014 – 2015<text:tab/><text:span text:style-name="T1">Formation en développement informatique</text:span>,<text:span text:style-name="T10"> École 42, Paris 17ème</text:span></text:p>
      <text:p text:style-name="P4"/>
      <text:p text:style-name="P6"><draw:line text:anchor-type="paragraph" draw:z-index="2" draw:style-name="gr2" draw:text-style-name="P16" svg:x1="0.09cm" svg:y1="0.213cm" svg:x2="1.99cm" svg:y2="0.213cm"><text:p/></draw:line><text:tab/><text:tab/><text:span text:style-name="T15">TECHNICAL</text:span> <text:span text:style-name="T15">SKILLS</text:span></text:p>
      <text:p text:style-name="P7"><text:s text:c="15"/>OS<text:tab/>Linux, Windows (7, 10), Mac OS X</text:p>
      <text:p text:style-name="P7"><text:s text:c="4"/>Lang<text:span text:style-name="T15">u</text:span>ages<text:tab/>C, Java, PHP, ASM(elf64), Python, C++</text:p>
      <text:p text:style-name="P7"><text:s text:c="13"/>Web<text:tab/>HTML/Javascript/PHP, SQL (pgsql, mysql)</text:p>
      <text:p text:style-name="P5"><text:s text:c="10"/><text:span text:style-name="T15">Others</text:span><text:tab/>GIT, Gradle, Eclipse, OpenGL, OpenAL, <text:s/>Bootstrap</text:p>
      <text:p text:style-name="P2"/>
      <text:p text:style-name="P6"><draw:line text:anchor-type="paragraph" draw:z-index="3" draw:style-name="gr2" draw:text-style-name="P16" svg:x1="0.09cm" svg:y1="0.213cm" svg:x2="1.99cm" svg:y2="0.213cm"><text:p/></draw:line><text:tab/><text:tab/><text:span text:style-name="T16">PROFESSIONAL EXPERIENCES AND PROJECTS</text:span></text:p>
      <text:p text:style-name="P7"><text:s text:c="6"/>Été 2016<text:span text:style-name="T10"> <text:tab/></text:span><text:span text:style-name="T21">Department employee at Carrefour</text:span><text:span text:style-name="T10">, </text:span><text:span text:style-name="T12">summertime job</text:span></text:p>
      <text:p text:style-name="P1">Depuis 2015<text:tab/><text:span text:style-name="T4">Personal projects:</text:span></text:p>
      <text:p text:style-name="P1"><text:span text:style-name="T1"><text:tab/><text:tab/>• </text:span><text:span text:style-name="T20">A voxel game engine</text:span> (graphi<text:span text:style-name="T20">c</text:span>, physi<text:span text:style-name="T20">c</text:span>, audio), OpenGL, OpenAL, GLFW</text:p>
      <text:p text:style-name="P7"><text:span text:style-name="T10"><text:tab/><text:tab/>• </text:span><text:span text:style-name="T20">Mobile apps</text:span></text:p>
      <text:p text:style-name="P1">2014 – 2015<text:tab/><text:span text:style-name="T3">School programming project</text:span><text:span text:style-name="T1"> <text:s/>(</text:span><text:span text:style-name="T3">mainly in</text:span><text:span text:style-name="T1"> C ):</text:span></text:p>
      <text:p text:style-name="P1"><text:span text:style-name="T1"><text:tab/><text:tab/></text:span><text:span text:style-name="T10">R</text:span><text:span text:style-name="T11">e</text:span><text:span text:style-name="T10">ali</text:span><text:span text:style-name="T11">zed</text:span><text:span text:style-name="T10"> </text:span><text:span text:style-name="T11">as part of my apprenticeship at Ecole 42</text:span><text:span text:style-name="T10"> :</text:span></text:p>
      <text:p text:style-name="P1"><text:span text:style-name="T10"><text:tab/><text:tab/>• </text:span><text:span text:style-name="T11">Development</text:span><text:span text:style-name="T19"> of a </text:span>Shell <text:span text:style-name="T19">interpreter</text:span>, C <text:span text:style-name="T19">libraries</text:span>, <text:span text:style-name="T19">sort algorithmes</text:span></text:p>
      <text:p text:style-name="P1"><text:tab/><text:tab/>• <text:span text:style-name="T19">Data structures</text:span> <text:s/>: <text:span text:style-name="T19">vectors</text:span>, list<text:span text:style-name="T19">s</text:span>, <text:span text:style-name="T19">binary tree, binary heaps</text:span>, <text:span text:style-name="T19">hash tables...</text:span></text:p>
      <text:p text:style-name="P1"><text:tab/><text:tab/>• <text:span text:style-name="T19">Graphic rendering</text:span> (3D: <text:span text:style-name="T19">rasterization and r</text:span>ay-tracing) (2D: fractals)</text:p>
      <text:p text:style-name="P1"/>
      <text:p text:style-name="P6"><draw:line text:anchor-type="paragraph" draw:z-index="4" draw:style-name="gr2" draw:text-style-name="P16" svg:x1="0.09cm" svg:y1="0.213cm" svg:x2="1.99cm" svg:y2="0.213cm"><text:p/></draw:line><text:tab/><text:tab/>LANGU<text:span text:style-name="T16">AG</text:span>ES</text:p>
      <text:p text:style-name="P6"><text:span text:style-name="T7"><text:s text:c="6"/></text:span><text:span text:style-name="T8">French</text:span><text:span text:style-name="T7"><text:tab/></text:span><text:span text:style-name="T9">Native tongue</text:span></text:p>
      <text:p text:style-name="P5"><text:s text:c="8"/><text:span text:style-name="T19">English</text:span><text:tab/><text:span text:style-name="T2">Fluent</text:span> (<text:span text:style-name="T10">Cambridge English Certificate, niveau B1</text:span>)</text:p>
      <text:p text:style-name="P5"/>
      <text:p text:style-name="P6"><draw:line text:anchor-type="paragraph" draw:z-index="5" draw:style-name="gr2" draw:text-style-name="P16" svg:x1="0.09cm" svg:y1="0.213cm" svg:x2="1.99cm" svg:y2="0.213cm"><text:p/></draw:line><text:tab/><text:tab/><text:span text:style-name="T17">HOBBIES</text:span></text:p>
      <text:p text:style-name="P7"><text:span text:style-name="T14"><text:s text:c="7"/></text:span>Sports<text:tab/><text:span text:style-name="T18">Rock climbing, </text:span>Football</text:p>
      <text:p text:style-name="P13"><text:s text:c="6"/>Culture<text:tab/>Actualit<text:span text:style-name="T17">ies</text:span>, <text:span text:style-name="T17">music</text:span> (<text:span text:style-name="T17">I play the </text:span>guita<text:span text:style-name="T17">r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1" svg:font-family="Mang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04-21T14:45:50.608923449</dc:date>
    <meta:editing-duration>PT3H10M9S</meta:editing-duration>
    <meta:editing-cycles>169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07" meta:character-count="1556" meta:non-whitespace-character-count="1261"/>
  </office:meta>
</office:document-meta>
</file>